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start" style:justify-single-word="false"/>
      <style:text-properties fo:font-size="12pt" officeooo:rsid="001e5ba2" officeooo:paragraph-rsid="001e5ba2" style:font-size-asian="10.5pt" style:font-size-complex="12pt"/>
    </style:style>
    <style:style style:name="P3" style:family="paragraph" style:parent-style-name="Standard">
      <style:paragraph-properties fo:text-align="start" style:justify-single-word="false"/>
      <style:text-properties fo:font-size="12pt" officeooo:rsid="001e5ba2" officeooo:paragraph-rsid="001f2357" style:font-size-asian="10.5pt" style:font-size-complex="12pt"/>
    </style:style>
    <style:style style:name="P4" style:family="paragraph" style:parent-style-name="Standard">
      <style:paragraph-properties fo:text-align="start" style:justify-single-word="false"/>
      <style:text-properties fo:font-size="12pt" officeooo:rsid="00153ce5" officeooo:paragraph-rsid="001e5ba2" style:font-size-asian="10.5pt" style:font-size-complex="12pt"/>
    </style:style>
    <style:style style:name="P5" style:family="paragraph" style:parent-style-name="Standard">
      <style:paragraph-properties fo:text-align="start" style:justify-single-word="false"/>
      <style:text-properties fo:font-size="12pt" officeooo:rsid="001ea01d" officeooo:paragraph-rsid="001ea01d" style:font-size-asian="10.5pt" style:font-size-complex="12pt"/>
    </style:style>
    <style:style style:name="P6" style:family="paragraph" style:parent-style-name="Standard">
      <style:paragraph-properties fo:text-align="start" style:justify-single-word="false"/>
      <style:text-properties fo:font-size="12pt" officeooo:rsid="001ea01d" officeooo:paragraph-rsid="001f2357" style:font-size-asian="10.5pt" style:font-size-complex="12pt"/>
    </style:style>
    <style:style style:name="P7" style:family="paragraph" style:parent-style-name="Standard">
      <style:paragraph-properties fo:text-align="start" style:justify-single-word="false"/>
      <style:text-properties fo:font-size="12pt" officeooo:rsid="001f2357" officeooo:paragraph-rsid="001f2357" style:font-size-asian="10.5pt" style:font-size-complex="12pt"/>
    </style:style>
    <style:style style:name="P8" style:family="paragraph" style:parent-style-name="Standard">
      <style:paragraph-properties fo:text-align="start" style:justify-single-word="false"/>
      <style:text-properties fo:font-size="12pt" fo:font-weight="bold" officeooo:rsid="001e5ba2" officeooo:paragraph-rsid="001e5ba2"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6pt" officeooo:rsid="001f2357" officeooo:paragraph-rsid="001f2357" style:font-size-asian="16pt" style:font-size-complex="16pt"/>
    </style:style>
    <style:style style:name="P10" style:family="paragraph" style:parent-style-name="Standard">
      <style:paragraph-properties fo:text-align="center" style:justify-single-word="false"/>
      <style:text-properties fo:font-size="18pt" officeooo:rsid="001e5ba2" style:font-size-asian="18pt" style:font-size-complex="18pt"/>
    </style:style>
    <style:style style:name="P11" style:family="paragraph" style:parent-style-name="Standard">
      <style:paragraph-properties fo:text-align="start" style:justify-single-word="false"/>
      <style:text-properties fo:font-size="18pt" officeooo:rsid="001e5ba2" officeooo:paragraph-rsid="0027290d" style:font-size-asian="18pt" style:font-size-complex="18pt"/>
    </style:style>
    <style:style style:name="P12" style:family="paragraph" style:parent-style-name="Standard" style:list-style-name="L1">
      <style:paragraph-properties fo:text-align="start" style:justify-single-word="false"/>
      <style:text-properties fo:font-size="12pt" officeooo:rsid="001e5ba2" officeooo:paragraph-rsid="001e5ba2" style:font-size-asian="10.5pt" style:font-size-complex="12pt"/>
    </style:style>
    <style:style style:name="P13" style:family="paragraph" style:parent-style-name="Standard">
      <style:paragraph-properties fo:text-align="start" style:justify-single-word="false"/>
      <style:text-properties fo:font-size="12pt" officeooo:rsid="001e5ba2" officeooo:paragraph-rsid="001e5ba2" style:font-size-asian="10.5pt" style:font-size-complex="12pt"/>
    </style:style>
    <style:style style:name="P14" style:family="paragraph" style:parent-style-name="Standard">
      <style:paragraph-properties fo:text-align="start" style:justify-single-word="false"/>
      <style:text-properties fo:font-size="12pt" officeooo:rsid="001e5ba2" officeooo:paragraph-rsid="0026fcf5" style:font-size-asian="10.5pt" style:font-size-complex="12pt"/>
    </style:style>
    <style:style style:name="P15" style:family="paragraph" style:parent-style-name="Standard">
      <style:paragraph-properties fo:text-align="start" style:justify-single-word="false"/>
      <style:text-properties fo:font-size="12pt" officeooo:rsid="001f2357" officeooo:paragraph-rsid="001f2357" style:font-size-asian="10.5pt" style:font-size-complex="12pt"/>
    </style:style>
    <style:style style:name="P16" style:family="paragraph" style:parent-style-name="Standard">
      <style:paragraph-properties fo:text-align="start" style:justify-single-word="false"/>
      <style:text-properties fo:font-size="12pt" officeooo:rsid="001fcaf9" officeooo:paragraph-rsid="001fcaf9" style:font-size-asian="10.5pt" style:font-size-complex="12pt"/>
    </style:style>
    <style:style style:name="P17" style:family="paragraph" style:parent-style-name="Standard">
      <style:paragraph-properties fo:text-align="start" style:justify-single-word="false"/>
      <style:text-properties fo:font-size="12pt" officeooo:rsid="0020a230" officeooo:paragraph-rsid="0020a230" style:font-size-asian="10.5pt" style:font-size-complex="12pt"/>
    </style:style>
    <style:style style:name="P18" style:family="paragraph" style:parent-style-name="Standard">
      <style:paragraph-properties fo:text-align="start" style:justify-single-word="false"/>
      <style:text-properties fo:font-size="12pt" officeooo:rsid="0021dfa9" officeooo:paragraph-rsid="0021dfa9" style:font-size-asian="10.5pt" style:font-size-complex="12pt"/>
    </style:style>
    <style:style style:name="P19" style:family="paragraph" style:parent-style-name="Standard">
      <style:paragraph-properties fo:text-align="start" style:justify-single-word="false"/>
      <style:text-properties fo:font-size="12pt" officeooo:rsid="002544a6" officeooo:paragraph-rsid="002544a6" style:font-size-asian="10.5pt" style:font-size-complex="12pt"/>
    </style:style>
    <style:style style:name="P20" style:family="paragraph" style:parent-style-name="Standard">
      <style:paragraph-properties fo:text-align="start" style:justify-single-word="false"/>
      <style:text-properties fo:font-size="12pt" officeooo:rsid="0026fcf5" officeooo:paragraph-rsid="0026fcf5" style:font-size-asian="10.5pt" style:font-size-complex="12pt"/>
    </style:style>
    <style:style style:name="P21" style:family="paragraph" style:parent-style-name="Standard">
      <style:paragraph-properties fo:text-align="start" style:justify-single-word="false"/>
      <style:text-properties fo:font-size="12pt" officeooo:rsid="0026fcf5" officeooo:paragraph-rsid="0027290d" style:font-size-asian="10.5pt" style:font-size-complex="12pt"/>
    </style:style>
    <style:style style:name="P22" style:family="paragraph" style:parent-style-name="Standard">
      <style:paragraph-properties fo:text-align="start" style:justify-single-word="false"/>
      <style:text-properties fo:font-size="12pt" officeooo:rsid="0027290d" officeooo:paragraph-rsid="0027290d" style:font-size-asian="10.5pt" style:font-size-complex="12pt"/>
    </style:style>
    <style:style style:name="T1" style:family="text">
      <style:text-properties officeooo:rsid="00155bfe"/>
    </style:style>
    <style:style style:name="T2" style:family="text">
      <style:text-properties officeooo:rsid="001ea01d"/>
    </style:style>
    <style:style style:name="T3" style:family="text">
      <style:text-properties officeooo:rsid="001f2357"/>
    </style:style>
    <style:style style:name="T4" style:family="text">
      <style:text-properties officeooo:rsid="001fba8b"/>
    </style:style>
    <style:style style:name="T5" style:family="text">
      <style:text-properties officeooo:rsid="0020a230"/>
    </style:style>
    <style:style style:name="T6" style:family="text">
      <style:text-properties officeooo:rsid="0021dfa9"/>
    </style:style>
    <style:style style:name="T7" style:family="text">
      <style:text-properties fo:font-size="12pt" officeooo:rsid="0027290d"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UAL TÉCNICO</text:p>
      <text:p text:style-name="P1"/>
      <text:p text:style-name="P8">IDE:</text:p>
      <text:p text:style-name="P2"/>
      <text:p text:style-name="P2"><text:tab/>Netbeans 8.2</text:p>
      <text:p text:style-name="P2"/>
      <text:p text:style-name="P8">Version de JAVA:</text:p>
      <text:p text:style-name="P2"/>
      <text:p text:style-name="P4"><text:tab/>java <text:span text:style-name="T1">versión</text:span> “1.8.0-201”</text:p>
      <text:p text:style-name="P4"/>
      <text:p text:style-name="P8">JAR agregados:</text:p>
      <text:p text:style-name="P2"><text:tab/></text:p>
      <text:list xml:id="list1680163342" text:style-name="L1">
        <text:list-item>
          <text:p text:style-name="P12">java – cup – 11b.jar</text:p>
        </text:list-item>
        <text:list-item>
          <text:p text:style-name="P12">java – cup – 11b-runtime.jar</text:p>
        </text:list-item>
        <text:list-item>
          <text:p text:style-name="P12">jflex – full – 1.7.0.jar</text:p>
        </text:list-item>
      </text:list>
      <text:p text:style-name="P2"/>
      <text:p text:style-name="P2">jFlex:</text:p>
      <text:p text:style-name="P2"/>
      <text:p text:style-name="P2">Jlex es una herramienta desarrollada en Java que toma como entrada un archivo “entrada”, con este crea un archivo fuente java entrada.lex.java correspondiente al analizador léxico. En otras palabras, Jlex es un generador de analizadores léxicos. Los analizadores léxicos toman como entrada una cadena de caracteres y la convierten en una secuencia de tokens. </text:p>
      <text:p text:style-name="P2"/>
      <text:p text:style-name="P2">JCup:</text:p>
      <text:p text:style-name="P2"/>
      <text:p text:style-name="P2">JAVA CUP es un parser-generador. Es un analizador sintáctico que construye un parser para gramáticas tipo LALR(1), con código de producción y asociación de fragmentos de código JAVA. Cuando una producción en particular es reconocida, se genera un archivo fuente Java, parser.java que contiene una clase parser, con un método Symbol parser(). </text:p>
      <text:p text:style-name="P2"/>
      <text:p text:style-name="P2">Instalacion de Jflex y Jcup:</text:p>
      <text:p text:style-name="P2"/>
      <text:p text:style-name="P2"><text:tab/>1. JDK (Descarga el JDK de la página Web de Sun para los sistemas Operativos Linux, <text:tab/> <text:tab/> <text:s/><text:tab/> <text:s text:c="3"/>Windows y Solaris). Si se tiene instalado alguna versión de JAVA, solo es necesario buscar el <text:tab/>directorio en el que se encuentra el JDK de esta.</text:p>
      <text:p text:style-name="P2"><text:tab/>2. Archivo para la generación de las clases para Jlex llamado Main.java que se puede descargar <text:tab/> <text:s text:c="6"/><text:tab/> <text:s text:c="3"/>de la página Web de Jlex.</text:p>
      <text:p text:style-name="P2"><text:tab/>3. Descarga del sitio Web de CUP el código fuente de los archivos necesarios.</text:p>
      <text:p text:style-name="P2"/>
      <text:p text:style-name="P2"/>
      <text:p text:style-name="P2"/>
      <text:p text:style-name="P2"/>
      <text:p text:style-name="P2"/>
      <text:p text:style-name="P2"/>
      <text:p text:style-name="P2"/>
      <text:p text:style-name="P2"/>
      <text:p text:style-name="P2"/>
      <text:p text:style-name="P2"/>
      <text:p text:style-name="P19"><text:soft-page-break/>CLASES:</text:p>
      <text:p text:style-name="P19"/>
      <text:p text:style-name="P19">ClaseJava: Clase objeto que se encarga de guardar los objetos de las clases.</text:p>
      <text:p text:style-name="P19">Constantes: Clase objeto que guarda los atributos de las constantes de C.</text:p>
      <text:p text:style-name="P19">VerifObjetos: clase que se encarga de las verificaciones dentro de C.</text:p>
      <text:p text:style-name="P19"/>
      <text:p text:style-name="P19"><text:bookmark-start text:name="__DdeLink__771_3363285402"/>OperacionesC: Se encarga de las operaciones que se lleven a cabo dentro del sintaxC</text:p>
      <text:p text:style-name="P19">OperacionesJAVA: Se encarga de las operaciones que se lleven a cabo dentro del sintaxJava</text:p>
      <text:p text:style-name="P19">OperacionesPY: Se encarga de las operaciones que se lleven a cabo dentro del sintaxPY</text:p>
      <text:p text:style-name="P19">OperacionesVB: Se encarga de las operaciones que se lleven a cabo dentro del sintaxVB</text:p>
      <text:p text:style-name="P19"/>
      <text:p text:style-name="P20">TablaSimbolos: clase que guarda todos los objetos y atributos de todos los lenguajes.</text:p>
      <text:p text:style-name="P20"/>
      <text:p text:style-name="P20">Generacion: Se encarga de la generacion de codigo assembler</text:p>
      <text:p text:style-name="P20">Objetos: Guarda los objetos del lenguaje Assembler</text:p>
      <text:p text:style-name="P20"/>
      <text:p text:style-name="P20">CreacionCodigo: Se encarga de la creacion del codigo 3 direcciones no ejecutable.</text:p>
      <text:p text:style-name="P20">CreacionEjecutable: Se encarga de la crecion del codigo 3 direcciones ejecutable.</text:p>
      <text:p text:style-name="P20"/>
      <text:p text:style-name="P20">SintaxC: Clase que guarda el analisis semántico, sintáctico y léxico del lenguaje C <text:s/></text:p>
      <text:p text:style-name="P20">SintaxJAVA: Clase que guarda el análisis semántico, sintáctico y léxico del lenguaje Java <text:s/></text:p>
      <text:p text:style-name="P20">SintaxPYTHON: Clase que guarda el análisis semántico, sintáctico y léxico del lenguaje Python <text:s/></text:p>
      <text:p text:style-name="P20">SintaxVB: Clase que guarda el análisis semántico, sintáctico y léxico del lenguaje Visual Basic</text:p>
      <text:p text:style-name="P20"/>
      <text:p text:style-name="P20">guardado: Se encarga del guardado de los archivos asm y c</text:p>
      <text:p text:style-name="P20"/>
      <text:p text:style-name="P20">NumeracionLineas: A cargo de la numeracion de lineas dentro de los textArea.</text:p>
      <text:p text:style-name="P20"/>
      <text:p text:style-name="P20">ManejoTexto: Se encarga de la separacion de los codigos.</text:p>
      <text:p text:style-name="P20"/>
      <text:p text:style-name="P20">Panel3D: Panel con el codigo 3 direcciones no ejecutable.</text:p>
      <text:p text:style-name="P20">Panel Assembler: Panel con el codigo assembler.</text:p>
      <text:p text:style-name="P20">PanelEjecutable: Panel con el codigo 3 direcciones ejecutable.</text:p>
      <text:p text:style-name="P20">Principal: Frame principal</text:p>
      <text:p text:style-name="P20"/>
      <text:p text:style-name="P20">ManejoC: Se encarga del manejo de los cuartetos pertenecientes a C.</text:p>
      <text:p text:style-name="P20">ManejoJava: Se encarga del manejo de los cuartetos pertenecientes a Java.</text:p>
      <text:p text:style-name="P20">ManejoPython: Se encarga del manejo de los cuartetos pertenecientes a Python.</text:p>
      <text:p text:style-name="P20">ManejoVB: Se encarga del manejo de los cuartetos pertenecientes a Visual Basic.</text:p>
      <text:p text:style-name="P14"><text:bookmark-end text:name="__DdeLink__771_3363285402"/></text:p>
      <text:p text:style-name="P20">ExeC: Clase encargada de la creacion de la tabla de simbolos de C.</text:p>
      <text:p text:style-name="P20">ExeJava: Clase encargada de la creacion de la tabla de simbolos de Java.</text:p>
      <text:p text:style-name="P20">ExePython: Clase encargada de la creacion de la tabla de simbolos <text:s/>de Python.</text:p>
      <text:p text:style-name="P20">ExeVb: Clase encargada de la creacion de la tabla de simbolos de Visual Basic.</text:p>
      <text:p text:style-name="P20"/>
      <text:p text:style-name="P22">Arreglo: Se encarga de guardar los atributos de un arreglo.</text:p>
      <text:p text:style-name="P22">Clase<text:bookmark-start text:name="__DdeLink__777_3363285402"/>: Se encarga de guardar los atributos de una clase.</text:p>
      <text:p text:style-name="P22">Metodo: Se encarga de guardar los atributos de un metodo.</text:p>
      <text:p text:style-name="P22"><text:bookmark-start text:name="__DdeLink__779_3363285402"/>ObjetosC: Se encarga de guardar los objetos del lenguaje C.</text:p>
      <text:p text:style-name="P22"><text:soft-page-break/>ObjetosJAVA: Se encarga de guardar los objetos del lenguaje Java.</text:p>
      <text:p text:style-name="P22">ObjetosPYTHON: Se encarga de guardar los objetos del lenguaje Python.</text:p>
      <text:p text:style-name="P22">ObjetosVB: Se encarga de guardar los objetos del lenguaje Visual Basic.</text:p>
      <text:p text:style-name="P22"><text:bookmark-end text:name="__DdeLink__779_3363285402"/>Parametro: Se encarga de guardar los atrigutos de un parametro.</text:p>
      <text:p text:style-name="P22">Varaible: Se encarga de guardar los atributos de una variable.</text:p>
      <text:p text:style-name="P21"><text:bookmark-end text:name="__DdeLink__777_3363285402"/></text:p>
      <text:p text:style-name="P22">VerifC: Se encarga de las verificaciones semanticas de C.</text:p>
      <text:p text:style-name="P22">VerifJava: Se encarga de las verificaciones semanticas de Java.</text:p>
      <text:p text:style-name="P22">VerifPython: Se encarga de las verificaciones semanticas de Python.</text:p>
      <text:p text:style-name="P22">VerifVb: Se encarga de las verificaciones semanticas de V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text:soft-page-break/>GRAMÁTICA <text:span text:style-name="T4">VB</text:span>:</text:p>
      <text:p text:style-name="P2"/>
      <text:p text:style-name="P2"><text:s/>start with <text:span text:style-name="T3">B</text:span></text:p>
      <text:p text:style-name="P2"/>
      <text:p text:style-name="P2">B ::= METODOS B</text:p>
      <text:p text:style-name="P2">|<text:tab/>COMENTARIO_A B</text:p>
      <text:p text:style-name="P2">|<text:tab/>COMENTARIO_B B</text:p>
      <text:p text:style-name="P2">|</text:p>
      <text:p text:style-name="P2">|<text:tab/>error B</text:p>
      <text:p text:style-name="P2"/>
      <text:p text:style-name="P2">VARIABLES ::= <text:span text:style-name="T3">Dim</text:span> id C CONC_VAR_DEF</text:p>
      <text:p text:style-name="P2"/>
      <text:p text:style-name="P2">ASIGNACIONES ::= id igual VALOR CONC_VAR_AS</text:p>
      <text:p text:style-name="P2">|<text:tab/>condThis punto id igual VALOR CONC_VAR_AS</text:p>
      <text:p text:style-name="P2"/>
      <text:p text:style-name="P2">CONC_VAR_DEF ::= coma id C CONC_VAR_DEF</text:p>
      <text:p text:style-name="P2">|<text:tab/>puntoComa ENTER</text:p>
      <text:p text:style-name="P2"/>
      <text:p text:style-name="P2">CONC_VAR_AS ::= coma id C CONC_VAR_AS</text:p>
      <text:p text:style-name="P2">|<text:tab/>puntoComa ENTER</text:p>
      <text:p text:style-name="P2"/>
      <text:p text:style-name="P2">C ::= <text:span text:style-name="T4">condAs condTipo</text:span></text:p>
      <text:p text:style-name="P2">|</text:p>
      <text:p text:style-name="P2"/>
      <text:p text:style-name="P2">VAR ::= tipoInt</text:p>
      <text:p text:style-name="P2">|<text:tab/>tipoChar</text:p>
      <text:p text:style-name="P2">|<text:tab/>tipoFloat</text:p>
      <text:p text:style-name="P2"/>
      <text:p text:style-name="P2"><text:bookmark-start text:name="__DdeLink__1519_1397228212"/>OPERACION ::= parentesis_a OPERACION parentesis_b</text:p>
      <text:p text:style-name="P2">|<text:tab/>OPERACION mas OPERACION</text:p>
      <text:p text:style-name="P2">|<text:tab/>OPERACION menos OPERACION</text:p>
      <text:p text:style-name="P2">|<text:tab/>OPERACION por OPERACION</text:p>
      <text:p text:style-name="P2">|<text:tab/>OPERACION div OPERACION</text:p>
      <text:p text:style-name="P2">|<text:tab/>OPERACION modulo OPERACION<text:tab/></text:p>
      <text:p text:style-name="P2">|<text:tab/>TIPO_VAL<text:bookmark-end text:name="__DdeLink__1519_1397228212"/></text:p>
      <text:p text:style-name="P2"/>
      <text:p text:style-name="P2">TIPO_VAL ::= id</text:p>
      <text:p text:style-name="P2">|<text:tab/>numero</text:p>
      <text:p text:style-name="P2">|<text:tab/>numero punto numero</text:p>
      <text:p text:style-name="P2">|<text:tab/>comillaSimple id comillaSimple</text:p>
      <text:p text:style-name="P2">|<text:tab/>comillaSimple numero comillaSimple</text:p>
      <text:p text:style-name="P2">|<text:tab/>menos id</text:p>
      <text:p text:style-name="P2">|<text:tab/>menos numero</text:p>
      <text:p text:style-name="P2">|<text:tab/>menos numero punto numero</text:p>
      <text:p text:style-name="P2"/>
      <text:p text:style-name="P2">METODOS ::= tipoPublic <text:span text:style-name="T4">condSub </text:span>id parentesis_a PARAMETROS parentesis_b</text:p>
      <text:p text:style-name="P2"><text:tab/><text:tab/><text:bookmark-start text:name="__DdeLink__1513_1397228212"/>CUERPO_METODO <text:bookmark-end text:name="__DdeLink__1513_1397228212"/><text:span text:style-name="T4">condFin condSub</text:span></text:p>
      <text:p text:style-name="P2"><text:soft-page-break/>|<text:tab/>tipoPublic <text:span text:style-name="T4">condFunction</text:span> id parentesis_a <text:span text:style-name="T4">PARAMETROS</text:span> parentesis_b <text:span text:style-name="T4">condAs condTipo</text:span> <text:s/><text:tab/>CUERPO_METODO <text:span text:style-name="T4">condFin condSub</text:span> </text:p>
      <text:p text:style-name="P2"/>
      <text:p text:style-name="P2"/>
      <text:p text:style-name="P2">PARAMETROS ::= PARAMETROS2 id <text:span text:style-name="T4">condAs condTipo</text:span></text:p>
      <text:p text:style-name="P2"/>
      <text:p text:style-name="P2">PARAMETROS2 ::= PARAMETROS2 <text:span text:style-name="T4">condAs condTipo</text:span> id coma</text:p>
      <text:p text:style-name="P2">|</text:p>
      <text:p text:style-name="P2"/>
      <text:p text:style-name="P2">TIPO_METODO ::= tipoChar]</text:p>
      <text:p text:style-name="P2">|<text:tab/><text:tab/>tipoFloat</text:p>
      <text:p text:style-name="P2">|<text:tab/><text:tab/>tipoChar</text:p>
      <text:p text:style-name="P2">|<text:tab/><text:tab/>tipoVoid</text:p>
      <text:p text:style-name="P2"/>
      <text:p text:style-name="P2">CUERPO_METODO ::= CUERPO_METODO VARIABLES</text:p>
      <text:p text:style-name="P2"><text:bookmark-start text:name="__DdeLink__1515_1397228212"/>|<text:tab/>CUERPO_METODO ASIGNACIONES </text:p>
      <text:p text:style-name="P2">|<text:tab/>CUERPO_METODO IF </text:p>
      <text:p text:style-name="P2">|<text:tab/>CUERPO_METODO FOR </text:p>
      <text:p text:style-name="P2">|<text:tab/>CUERPO_METODO WHILE </text:p>
      <text:p text:style-name="P2">|<text:tab/>CUERPO_METODO DO_WHILE </text:p>
      <text:p text:style-name="P2">|<text:tab/>CUERPO_METODO MENSAJE </text:p>
      <text:p text:style-name="P2">|<text:tab/>CUERPO_METODO S<text:span text:style-name="T3">ELECT</text:span></text:p>
      <text:p text:style-name="P2">|<text:tab/>CUERPO_METODO LECTURA_DATOS </text:p>
      <text:p text:style-name="P2">|<text:tab/>CUERPO_METODO COMENTARIO_A </text:p>
      <text:p text:style-name="P2">|<text:tab/>CUERPO_METODO COMENTARIO_B</text:p>
      <text:p text:style-name="P2">| </text:p>
      <text:p text:style-name="P2">|<text:tab/>CUERPO_METODO error </text:p>
      <text:p text:style-name="P2"><text:bookmark-end text:name="__DdeLink__1515_1397228212"/></text:p>
      <text:p text:style-name="P2">RETORNO ::= retorno OPERACION puntoComa ENTER</text:p>
      <text:p text:style-name="P2">|</text:p>
      <text:p text:style-name="P2"/>
      <text:p text:style-name="P2">IF ::= condIf <text:s/>EXT2 <text:span text:style-name="T3">condThen</text:span> CUERPO_METODO <text:span text:style-name="T3">ELSE condFin condif</text:span></text:p>
      <text:p text:style-name="P2"/>
      <text:p text:style-name="P2">ELSE ::= <text:bookmark-start text:name="__DdeLink__1517_1397228212"/>condElse<text:span text:style-name="T3">If </text:span><text:s/>EXT2 <text:span text:style-name="T3">condThen </text:span><text:s/>CUERPO_METODO <text:bookmark-end text:name="__DdeLink__1517_1397228212"/><text:s/><text:span text:style-name="T3">ELSE</text:span></text:p>
      <text:p text:style-name="P2">|<text:tab/>condElse <text:span text:style-name="T3">condThen</text:span> CUERPO_METODO RETORNO </text:p>
      <text:p text:style-name="P2">|<text:tab/>ENTER</text:p>
      <text:p text:style-name="P2"/>
      <text:p text:style-name="P2">FOR ::= <text:span text:style-name="T2">codFor parentesis_a INT id igual VAL_FOR puntoComa EXT2 puntoComa id INC <text:tab/>parentesis_b llave_a CUERPO_METODO llave_b</text:span></text:p>
      <text:p text:style-name="P2"/>
      <text:p text:style-name="P5">INT ::= tipoInt</text:p>
      <text:p text:style-name="P5">|</text:p>
      <text:p text:style-name="P5"/>
      <text:p text:style-name="P5">INC ::= igual OPERACION</text:p>
      <text:p text:style-name="P5"/>
      <text:p text:style-name="P5">OP ::= menor igual</text:p>
      <text:p text:style-name="P5">|<text:tab/>menor</text:p>
      <text:p text:style-name="P5">|<text:tab/>mayor igual</text:p>
      <text:p text:style-name="P5">|<text:tab/>mayor</text:p>
      <text:p text:style-name="P5"><text:soft-page-break/>|<text:tab/>igual</text:p>
      <text:p text:style-name="P5">|<text:tab/>igual igual</text:p>
      <text:p text:style-name="P5">|<text:tab/>admiracion igual</text:p>
      <text:p text:style-name="P5"/>
      <text:p text:style-name="P5">WHILE ::= <text:bookmark-start text:name="__DdeLink__1521_1397228212"/>condWhile <text:s/>EXT2 <text:bookmark-end text:name="__DdeLink__1521_1397228212"/><text:s/>CUERPO_METODO <text:s/><text:span text:style-name="T3">condEndWhile</text:span></text:p>
      <text:p text:style-name="P5"/>
      <text:p text:style-name="P5">DO_WHILE ::= condDo <text:s/>CUERPO_METODO <text:span text:style-name="T3">condLoop </text:span>condWhile <text:s/>EXT2</text:p>
      <text:p text:style-name="P5"/>
      <text:p text:style-name="P5"><text:span text:style-name="T3">SELECT</text:span> ::= condS<text:span text:style-name="T3">elect conCase</text:span> parentesis_a id parentesis_b CASOS <text:span text:style-name="T3">condEnd condSelect</text:span></text:p>
      <text:p text:style-name="P5"/>
      <text:p text:style-name="P5">CASOS ::= <text:span text:style-name="T3">condCase</text:span> VAL_<text:span text:style-name="T3">SELECT</text:span> <text:s/>CUERPO_METODO CASOS</text:p>
      <text:p text:style-name="P5">|<text:tab/><text:span text:style-name="T3">condCase condElse</text:span> <text:s/>CUERPO_METODO <text:s/></text:p>
      <text:p text:style-name="P5">|</text:p>
      <text:p text:style-name="P5"/>
      <text:p text:style-name="P5">EXT2 ::= EXT2 and EXT2</text:p>
      <text:p text:style-name="P5">|<text:tab/>EXT2 or EXT2</text:p>
      <text:p text:style-name="P5">|<text:tab/>BOOLEAN3</text:p>
      <text:p text:style-name="P5">|<text:tab/>admiracion parentesis_a BOOLEAN3 parentesis_b</text:p>
      <text:p text:style-name="P5">|<text:tab/>admiracion BOOLEAN3 </text:p>
      <text:p text:style-name="P5"/>
      <text:p text:style-name="P5">BOOLEAN3 ::= OPERACION OP COPERACION </text:p>
      <text:p text:style-name="P5"/>
      <text:p text:style-name="P5">LECTURA_DATOS ::= id igual TIPO_INPUT parentesis_a TEXTO parentesis_b puntoComa</text:p>
      <text:p text:style-name="P5">|<text:tab/>TIPO_INPUT parentesis_a TEXTO parentesis_b puntoComa</text:p>
      <text:p text:style-name="P5"/>
      <text:p text:style-name="P5">TIPO_INPUT ::= intInput</text:p>
      <text:p text:style-name="P5">|<text:tab/>FloatInput</text:p>
      <text:p text:style-name="P5">|<text:tab/>CharInput</text:p>
      <text:p text:style-name="P5"/>
      <text:p text:style-name="P6">TEXTO ::= <text:span text:style-name="T3">VAL TEXTO2</text:span></text:p>
      <text:p text:style-name="P7">|<text:tab/>comilla TEXTO_PLANO comilla TEXT2</text:p>
      <text:p text:style-name="P6"/>
      <text:p text:style-name="P7">TEXTO2 ::= mas TEXTO</text:p>
      <text:p text:style-name="P7">|<text:tab/>ampersand TEXTO</text:p>
      <text:p text:style-name="P7">|</text:p>
      <text:p text:style-name="P6"/>
      <text:p text:style-name="P7">COMENTARIO_A ::= comentario_a TEXTO_PLANO </text:p>
      <text:p text:style-name="P6"/>
      <text:p text:style-name="P6"><text:span text:style-name="T3">COMENTARIO_B ::= comentario_b TEXTO_PLANO Comentario_c</text:span> </text:p>
      <text:p text:style-name="P6"/>
      <text:p text:style-name="P6"/>
      <text:p text:style-name="P6"/>
      <text:p text:style-name="P6"/>
      <text:p text:style-name="P6"/>
      <text:p text:style-name="P6"/>
      <text:p text:style-name="P6"/>
      <text:p text:style-name="P6"/>
      <text:p text:style-name="P6"/>
      <text:p text:style-name="P6"/>
      <text:p text:style-name="P9"><text:soft-page-break/>GRAMATICA JAVA</text:p>
      <text:p text:style-name="P7"/>
      <text:p text:style-name="P3"><text:s/>start with AA</text:p>
      <text:p text:style-name="P3"/>
      <text:p text:style-name="P3">A ::= A tipoPublic clase id llaveA ENTER B llaveB ENTER</text:p>
      <text:p text:style-name="P3"/>
      <text:p text:style-name="P3">B ::= VARIABLES B</text:p>
      <text:p text:style-name="P3">|<text:tab/>METODOS B</text:p>
      <text:p text:style-name="P3">|<text:tab/>CONSTRUCTOR B</text:p>
      <text:p text:style-name="P3">|<text:tab/>COMENTARIO_A B</text:p>
      <text:p text:style-name="P3">|<text:tab/>COMENTARIO_B B</text:p>
      <text:p text:style-name="P3">|</text:p>
      <text:p text:style-name="P3">|<text:tab/>error B</text:p>
      <text:p text:style-name="P3"/>
      <text:p text:style-name="P3">VARIABLES ::= VAR id C CONC_VAR_DEF</text:p>
      <text:p text:style-name="P3"/>
      <text:p text:style-name="P3">ASIGNACIONES ::= id igual VALOR CONC_VAR_AS</text:p>
      <text:p text:style-name="P3">|<text:tab/>condThis punto id igual VALOR CONC_VAR_AS</text:p>
      <text:p text:style-name="P3"/>
      <text:p text:style-name="P3">CONC_VAR_DEF ::= coma id C CONC_VAR_DEF</text:p>
      <text:p text:style-name="P3">|<text:tab/>puntoComa ENTER</text:p>
      <text:p text:style-name="P3"/>
      <text:p text:style-name="P3">CONC_VAR_AS ::= coma id C CONC_VAR_AS</text:p>
      <text:p text:style-name="P3">|<text:tab/>puntoComa ENTER</text:p>
      <text:p text:style-name="P3"/>
      <text:p text:style-name="P3">C ::= igual VALOR</text:p>
      <text:p text:style-name="P3">|</text:p>
      <text:p text:style-name="P3"/>
      <text:p text:style-name="P3">VAR ::= tipoInt</text:p>
      <text:p text:style-name="P3">|<text:tab/>tipoChar</text:p>
      <text:p text:style-name="P3">|<text:tab/>tipoFloat</text:p>
      <text:p text:style-name="P3"/>
      <text:p text:style-name="P3"><text:bookmark-start text:name="__DdeLink__1519_13972282121"/>OPERACION ::= parentesis_a OPERACION parentesis_b</text:p>
      <text:p text:style-name="P3">|<text:tab/>OPERACION mas OPERACION</text:p>
      <text:p text:style-name="P3">|<text:tab/>OPERACION menos OPERACION</text:p>
      <text:p text:style-name="P3">|<text:tab/>OPERACION por OPERACION</text:p>
      <text:p text:style-name="P3">|<text:tab/>OPERACION div OPERACION</text:p>
      <text:p text:style-name="P3">|<text:tab/>OPERACION modulo OPERACION<text:tab/></text:p>
      <text:p text:style-name="P3">|<text:tab/>TIPO_VAL<text:bookmark-end text:name="__DdeLink__1519_13972282121"/></text:p>
      <text:p text:style-name="P3"/>
      <text:p text:style-name="P3">TIPO_VAL ::= id</text:p>
      <text:p text:style-name="P3">|<text:tab/>numero</text:p>
      <text:p text:style-name="P3">|<text:tab/>numero punto numero</text:p>
      <text:p text:style-name="P3">|<text:tab/>comillaSimple id comillaSimple</text:p>
      <text:p text:style-name="P3">|<text:tab/>comillaSimple numero comillaSimple</text:p>
      <text:p text:style-name="P3">|<text:tab/>menos id</text:p>
      <text:p text:style-name="P3">|<text:tab/>menos numero</text:p>
      <text:p text:style-name="P3">|<text:tab/>menos numero punto numero</text:p>
      <text:p text:style-name="P3"><text:soft-page-break/></text:p>
      <text:p text:style-name="P3">METODOS ::= tipoPublic TIPO_METODO id parentesis_a PARAMETROS parentesis_b llave_a</text:p>
      <text:p text:style-name="P3"><text:tab/><text:tab/><text:bookmark-start text:name="__DdeLink__1513_13972282121"/>CUERPO_METODO RETORNO llave_b ENTER<text:bookmark-end text:name="__DdeLink__1513_13972282121"/></text:p>
      <text:p text:style-name="P3">|<text:tab/>tipoPublic TIPO_METODO id parentesis_a parentesis_b llave_a CUERPO_METODO <text:tab/>RETORNO llave_b ENTER </text:p>
      <text:p text:style-name="P3"/>
      <text:p text:style-name="P3">CONSTRUCTOR ::= tipoPublic id parentesis_a PARAMETROS parentesis_b llave_a <text:tab/>CUERPO_METODO llave_b ENTE<text:tab/>R</text:p>
      <text:p text:style-name="P3">|<text:tab/>tipoPublic parentesis_a parentesis_b llave_a CUERPO_METODO llave_b ENTER</text:p>
      <text:p text:style-name="P3"/>
      <text:p text:style-name="P3">PARAMETROS ::= PARAMETROS2 VAR id</text:p>
      <text:p text:style-name="P3"/>
      <text:p text:style-name="P3">PARAMETROS2 ::= PARAMETROS2 VAR id coma</text:p>
      <text:p text:style-name="P3">|</text:p>
      <text:p text:style-name="P3"/>
      <text:p text:style-name="P3">TIPO_METODO ::= tipoChar]</text:p>
      <text:p text:style-name="P3">|<text:tab/><text:tab/>tipoFloat</text:p>
      <text:p text:style-name="P3">|<text:tab/><text:tab/>tipoChar</text:p>
      <text:p text:style-name="P3">|<text:tab/><text:tab/>tipoVoid</text:p>
      <text:p text:style-name="P3"/>
      <text:p text:style-name="P3">CUERPO_METODO ::= CUERPO_METODO VARIABLES</text:p>
      <text:p text:style-name="P3"><text:bookmark-start text:name="__DdeLink__1515_13972282121"/>|<text:tab/>CUERPO_METODO ASIGNACIONES </text:p>
      <text:p text:style-name="P3">|<text:tab/>CUERPO_METODO IF </text:p>
      <text:p text:style-name="P3">|<text:tab/>CUERPO_METODO FOR </text:p>
      <text:p text:style-name="P3">|<text:tab/>CUERPO_METODO WHILE </text:p>
      <text:p text:style-name="P3">|<text:tab/>CUERPO_METODO DO_WHILE </text:p>
      <text:p text:style-name="P3">|<text:tab/>CUERPO_METODO MENSAJE </text:p>
      <text:p text:style-name="P3">|<text:tab/>CUERPO_METODO SWITCH </text:p>
      <text:p text:style-name="P3">|<text:tab/>CUERPO_METODO LECTURA_DATOS </text:p>
      <text:p text:style-name="P3">|<text:tab/>CUERPO_METODO COMENTARIO_A </text:p>
      <text:p text:style-name="P3">|<text:tab/>CUERPO_METODO COMENTARIO_B</text:p>
      <text:p text:style-name="P3">| </text:p>
      <text:p text:style-name="P3">|<text:tab/>CUERPO_METODO error </text:p>
      <text:p text:style-name="P3"><text:bookmark-end text:name="__DdeLink__1515_13972282121"/></text:p>
      <text:p text:style-name="P3">RETORNO ::= retorno OPERACION puntoComa ENTER</text:p>
      <text:p text:style-name="P3">|</text:p>
      <text:p text:style-name="P3"/>
      <text:p text:style-name="P3">IF ::= condIf parentesis_a EXT2 parentesis_b llave_a CUERPO_METODO RETORNO llave_b</text:p>
      <text:p text:style-name="P3"/>
      <text:p text:style-name="P3">ELSE ::= <text:bookmark-start text:name="__DdeLink__1517_13972282121"/>condElse condIf parentesis_a EXT2 parentesis_b llave_a CUERPO_METODO RETORNO <text:tab/>llave_b<text:bookmark-end text:name="__DdeLink__1517_13972282121"/></text:p>
      <text:p text:style-name="P3">|<text:tab/>condElse llave_a CUERPO_METODO RETORNO llave_b</text:p>
      <text:p text:style-name="P3">|<text:tab/>ENTER</text:p>
      <text:p text:style-name="P3"/>
      <text:p text:style-name="P3">FOR ::= <text:span text:style-name="T2">codFor parentesis_a INT id igual VAL_FOR puntoComa EXT2 puntoComa id INC <text:tab/>parentesis_b llave_a CUERPO_METODO llave_b</text:span></text:p>
      <text:p text:style-name="P3"/>
      <text:p text:style-name="P6">INT ::= tipoInt</text:p>
      <text:p text:style-name="P6">|</text:p>
      <text:p text:style-name="P6"><text:soft-page-break/></text:p>
      <text:p text:style-name="P6">INC ::= igual OPERACION</text:p>
      <text:p text:style-name="P6"/>
      <text:p text:style-name="P6">OP ::= menor igual</text:p>
      <text:p text:style-name="P6">|<text:tab/>menor</text:p>
      <text:p text:style-name="P6">|<text:tab/>mayor igual</text:p>
      <text:p text:style-name="P6">|<text:tab/>mayor</text:p>
      <text:p text:style-name="P6">|<text:tab/>igual</text:p>
      <text:p text:style-name="P6">|<text:tab/>igual igual</text:p>
      <text:p text:style-name="P6">|<text:tab/>admiracion igual</text:p>
      <text:p text:style-name="P6"/>
      <text:p text:style-name="P6">WHILE ::= <text:bookmark-start text:name="__DdeLink__1521_13972282121"/>condWhile parentesis_a EXT2 parentesis_b<text:bookmark-end text:name="__DdeLink__1521_13972282121"/> llave_a CUERPO_METODO llave_b</text:p>
      <text:p text:style-name="P6"/>
      <text:p text:style-name="P6">DO_WHILE ::= condDo llave_a CUERPO_METODO condWhile parentesis_a EXT2 parentesis_b puntoComa</text:p>
      <text:p text:style-name="P6"/>
      <text:p text:style-name="P6">SWITCH ::= condSwitch parentesis_a id parentesis_b llave_a CASOS llave_b</text:p>
      <text:p text:style-name="P6"/>
      <text:p text:style-name="P6">CASOS ::= noCase VAL_SWITCH dosPuntos CUERPO_METODO BREAK CASOS</text:p>
      <text:p text:style-name="P6">|<text:tab/>default dosPuntos CUERPO_METODO BREAK </text:p>
      <text:p text:style-name="P6">|</text:p>
      <text:p text:style-name="P6"/>
      <text:p text:style-name="P6">BREAK ::= quiebre puntoComa </text:p>
      <text:p text:style-name="P6">|<text:tab/>RETORNO</text:p>
      <text:p text:style-name="P6"/>
      <text:p text:style-name="P6">EXT2 ::= EXT2 and EXT2</text:p>
      <text:p text:style-name="P6">|<text:tab/>EXT2 or EXT2</text:p>
      <text:p text:style-name="P6">|<text:tab/>BOOLEAN3</text:p>
      <text:p text:style-name="P6">|<text:tab/>admiracion parentesis_a BOOLEAN3 parentesis_b</text:p>
      <text:p text:style-name="P6">|<text:tab/>admiracion BOOLEAN3 </text:p>
      <text:p text:style-name="P6"/>
      <text:p text:style-name="P6">BOOLEAN3 ::= OPERACION OP COPERACION </text:p>
      <text:p text:style-name="P6"/>
      <text:p text:style-name="P6">LECTURA_DATOS ::= id igual TIPO_INPUT parentesis_a TEXTO parentesis_b puntoComa</text:p>
      <text:p text:style-name="P6">|<text:tab/>TIPO_INPUT parentesis_a TEXTO parentesis_b puntoComa</text:p>
      <text:p text:style-name="P6"/>
      <text:p text:style-name="P6">TIPO_INPUT ::= intInput</text:p>
      <text:p text:style-name="P6">|<text:tab/>FloatInput</text:p>
      <text:p text:style-name="P6">|<text:tab/>CharInput</text:p>
      <text:p text:style-name="P6"/>
      <text:p text:style-name="P6">TEXTO ::= <text:span text:style-name="T3">VAL TEXTO2</text:span></text:p>
      <text:p text:style-name="P7">|<text:tab/>comilla TEXTO_PLANO comilla TEXT2</text:p>
      <text:p text:style-name="P6"/>
      <text:p text:style-name="P7">TEXTO2 ::= mas TEXTO</text:p>
      <text:p text:style-name="P7">|</text:p>
      <text:p text:style-name="P6"/>
      <text:p text:style-name="P7">COMENTARIO_A ::= comentario_a TEXTO_PLANO </text:p>
      <text:p text:style-name="P6"/>
      <text:p text:style-name="P6"><text:span text:style-name="T3">COMENTARIO_B ::= comentario_b TEXTO_PLANO Comentario_c</text:span> </text:p>
      <text:p text:style-name="P16"><text:soft-page-break/>GRAMATICA PYTHON:</text:p>
      <text:p text:style-name="P16"/>
      <text:p text:style-name="P16">INICIO1 ::= ENTER2 INICIO</text:p>
      <text:p text:style-name="P16">;</text:p>
      <text:p text:style-name="P16"/>
      <text:p text:style-name="P16">INICIO ::= INICIO METODOS</text:p>
      <text:p text:style-name="P16">|</text:p>
      <text:p text:style-name="P16">|<text:tab/>error</text:p>
      <text:p text:style-name="P16"/>
      <text:p text:style-name="P16">METODOS ::= condDef id parentesis_a PARAMETROS parentesis_b dosPuntos ENTER <text:tab/><text:tab/><text:tab/><text:tab/>CUERPO_METODO</text:p>
      <text:p text:style-name="P16"/>
      <text:p text:style-name="P16">DEF ::= condDef</text:p>
      <text:p text:style-name="P16">|<text:tab/>error</text:p>
      <text:p text:style-name="P16"/>
      <text:p text:style-name="P16">METODO_COND ::= id parentesis_a PARAM_METODOS parentesis_b</text:p>
      <text:p text:style-name="P16"/>
      <text:p text:style-name="P16">METODO_VOID ::= TAB id parentesis_a PARAM_METODOS parentesis_b ENTER</text:p>
      <text:p text:style-name="P16"/>
      <text:p text:style-name="P16">PARAM_METODOS ::= PARAM</text:p>
      <text:p text:style-name="P16">|</text:p>
      <text:p text:style-name="P16"/>
      <text:p text:style-name="P16">PARAM ::= PARAM2 OPERACION</text:p>
      <text:p text:style-name="P16">|<text:tab/>error</text:p>
      <text:p text:style-name="P16"/>
      <text:p text:style-name="P16">PARAM2 ::= PARAM2 OPERACION coma</text:p>
      <text:p text:style-name="P16">|</text:p>
      <text:p text:style-name="P16">|<text:tab/>error</text:p>
      <text:p text:style-name="P16"/>
      <text:p text:style-name="P16">PARAMETROS ::= id PARAMETROS2</text:p>
      <text:p text:style-name="P16">|</text:p>
      <text:p text:style-name="P16">|<text:tab/>error</text:p>
      <text:p text:style-name="P16"/>
      <text:p text:style-name="P16">RETURN ::= TAB condReturn RETORNO ENTER</text:p>
      <text:p text:style-name="P16"/>
      <text:p text:style-name="P16">RETORNO ::= OPERACION</text:p>
      <text:p text:style-name="P16">|<text:tab/>error</text:p>
      <text:p text:style-name="P16"/>
      <text:p text:style-name="P16">OPERACION ::= parentensis_a OPERACION parentesis_b</text:p>
      <text:p text:style-name="P16">|<text:tab/>OPERACION mas OPERACION</text:p>
      <text:p text:style-name="P16">|<text:tab/>OPERACION menos OPERACION</text:p>
      <text:p text:style-name="P16">|<text:tab/>OPERACION por OPERACION</text:p>
      <text:p text:style-name="P16">|<text:tab/>OPERACION div OPERACION</text:p>
      <text:p text:style-name="P16">|<text:tab/>OPERACION porcentaje OPERACION</text:p>
      <text:p text:style-name="P16">|<text:tab/>TIPO_VAL</text:p>
      <text:p text:style-name="P16"/>
      <text:p text:style-name="P16">TIPO_VAL ::= id</text:p>
      <text:p text:style-name="P16">|<text:tab/>numero</text:p>
      <text:p text:style-name="P16">|<text:tab/>METODO_COND</text:p>
      <text:p text:style-name="P16"><text:soft-page-break/>|<text:tab/>menos METODO_COND</text:p>
      <text:p text:style-name="P16">|<text:tab/>numero punto numero</text:p>
      <text:p text:style-name="P16">|<text:tab/>comillaSimple id comillaSimple</text:p>
      <text:p text:style-name="P16">|<text:tab/>comillaSimple numero comillaSimple</text:p>
      <text:p text:style-name="P16">|<text:tab/>menos comillaSimple id comillaSimple</text:p>
      <text:p text:style-name="P16">|<text:tab/>menos comillaSimple numero comillaSimple</text:p>
      <text:p text:style-name="P16">|<text:tab/>menos id</text:p>
      <text:p text:style-name="P16">|<text:tab/>menos numero</text:p>
      <text:p text:style-name="P16">|<text:tab/>menos numero punto numero</text:p>
      <text:p text:style-name="P16"/>
      <text:p text:style-name="P16">TIPO_VAL2 ::= comilla id comilla</text:p>
      <text:p text:style-name="P16">|<text:tab/>id</text:p>
      <text:p text:style-name="P16">|<text:tab/>numero</text:p>
      <text:p text:style-name="P16">|<text:tab/>numero punto numero</text:p>
      <text:p text:style-name="P16"/>
      <text:p text:style-name="P16">CUERPO_METODO ::= VARIABLES3 CUERPO_METODO</text:p>
      <text:p text:style-name="P16">|<text:tab/>FOR CUERPO_METODO</text:p>
      <text:p text:style-name="P16">|<text:tab/>WHILE CUERPO_METODO</text:p>
      <text:p text:style-name="P16">|<text:tab/>IF CUERPO_METODO</text:p>
      <text:p text:style-name="P16">|<text:tab/>BORRAR CUERPO_METODO</text:p>
      <text:p text:style-name="P16">|<text:tab/>MENSAJE CUERPO_METODO</text:p>
      <text:p text:style-name="P16">|<text:tab/>LECTURA_DATOS CUERPO_METODO</text:p>
      <text:p text:style-name="P16">|<text:tab/>ELSE CUERPO_METODO</text:p>
      <text:p text:style-name="P16">|<text:tab/>condPass ENTER CUERPO_METODO</text:p>
      <text:p text:style-name="P16">|<text:tab/>COMENTARIO_B CUERPO_METODO</text:p>
      <text:p text:style-name="P16">|<text:tab/>COMENTARIO_A CUERPO_METODO</text:p>
      <text:p text:style-name="P16">|<text:tab/>RETURN CUERPO_METODO</text:p>
      <text:p text:style-name="P16">|<text:tab/>METODO_VOID CUERPO_METODO</text:p>
      <text:p text:style-name="P16">|</text:p>
      <text:p text:style-name="P16"/>
      <text:p text:style-name="P16">VARIABLES3 ::= TAB id igual OPERACION VARIABLES2</text:p>
      <text:p text:style-name="P16">|<text:tab/>TAB LADO1 igual LADO2</text:p>
      <text:p text:style-name="P16">|<text:tab/>TAB id igual error VARIABLES2</text:p>
      <text:p text:style-name="P16"/>
      <text:p text:style-name="P16">VARIABLES2 ::= coma id igual OPERACION VARIABLES2</text:p>
      <text:p text:style-name="P16">|<text:tab/>igual OPERACION VARIABLES2 ENTER</text:p>
      <text:p text:style-name="P16">|<text:tab/>coma id igual error VARIABLES2</text:p>
      <text:p text:style-name="P16">|<text:tab/>igual error VARIABLES2</text:p>
      <text:p text:style-name="P16"/>
      <text:p text:style-name="P16">LADO1 ::= <text:span text:style-name="T5">id</text:span></text:p>
      <text:p text:style-name="P16">|<text:tab/>coma id</text:p>
      <text:p text:style-name="P16">|<text:tab/>VARS2</text:p>
      <text:p text:style-name="P16"/>
      <text:p text:style-name="P16">VARS2 ::= coma id VARS2</text:p>
      <text:p text:style-name="P16"/>
      <text:p text:style-name="P16">LADO2 ::= OPERACION coma OPERACION VARS4</text:p>
      <text:p text:style-name="P16"/>
      <text:p text:style-name="P16">VARS4 ::= coma OPERACION VARS4</text:p>
      <text:p text:style-name="P16">|<text:tab/>ENTER</text:p>
      <text:p text:style-name="P16"><text:soft-page-break/>|<text:tab/>coma error VARS4</text:p>
      <text:p text:style-name="P16"/>
      <text:p text:style-name="P16">FOR ::= TAB condFor id condI<text:span text:style-name="T5">n condRange parentesis_a RANGE parentesis_b dosPuntos ENTER</text:span></text:p>
      <text:p text:style-name="P16"/>
      <text:p text:style-name="P17">RANGE ::= OPERACION</text:p>
      <text:p text:style-name="P17">|<text:tab/>OPERACION coma OPERACION</text:p>
      <text:p text:style-name="P17">|<text:tab/>OPERACION coma OPERACION coma OPERACION</text:p>
      <text:p text:style-name="P17">|<text:tab/>OPERACION coma error</text:p>
      <text:p text:style-name="P17">|<text:tab/>error</text:p>
      <text:p text:style-name="P17"/>
      <text:p text:style-name="P17">OP_FOR ::= id</text:p>
      <text:p text:style-name="P17">|<text:tab/>menos id</text:p>
      <text:p text:style-name="P17">|<text:tab/>numero</text:p>
      <text:p text:style-name="P17">|<text:tab/>menos <text:tab/>numero</text:p>
      <text:p text:style-name="P17">|<text:tab/>error</text:p>
      <text:p text:style-name="P17"/>
      <text:p text:style-name="P17">WHILE ::= TAB condWhile EXT dosPuntos ENTER</text:p>
      <text:p text:style-name="P17"/>
      <text:p text:style-name="P17">EXT ::= EXT and EXT</text:p>
      <text:p text:style-name="P17">|<text:tab/>EXT or EXT</text:p>
      <text:p text:style-name="P17">|<text:tab/>EXT</text:p>
      <text:p text:style-name="P17">|<text:tab/>CONDICION</text:p>
      <text:p text:style-name="P17">|<text:tab/>not parentesis_a CONDICION parentesis_b</text:p>
      <text:p text:style-name="P17">|<text:tab/>not CONDICION</text:p>
      <text:p text:style-name="P17">|<text:tab/>error</text:p>
      <text:p text:style-name="P17"/>
      <text:p text:style-name="P17">CONDICION ::= OPERACION OP OPERACION</text:p>
      <text:p text:style-name="P17"/>
      <text:p text:style-name="P17">OP ::= igual igual</text:p>
      <text:p text:style-name="P17">|<text:tab/>mayor</text:p>
      <text:p text:style-name="P17">|<text:tab/>menor</text:p>
      <text:p text:style-name="P17">|<text:tab/>mayorIgual</text:p>
      <text:p text:style-name="P17">|<text:tab/>menorIgual</text:p>
      <text:p text:style-name="P17">|<text:tab/>admiracionIgual</text:p>
      <text:p text:style-name="P17">|<text:tab/>error</text:p>
      <text:p text:style-name="P17"/>
      <text:p text:style-name="P17">IF ::= TAB condElse dosPuntos ENTER</text:p>
      <text:p text:style-name="P17">|<text:tab/>TAB condElif EXT dosPuntos <text:span text:style-name="T6">ENTER</text:span></text:p>
      <text:p text:style-name="P17"/>
      <text:p text:style-name="P18">ELSE ::= TAB condElse dosPuntos ENTER</text:p>
      <text:p text:style-name="P18">|<text:tab/>TAB condElif EXT dosPuntos ENTER</text:p>
      <text:p text:style-name="P16"/>
      <text:p text:style-name="P18">BORRAR ::= TAB condDel id ENTER</text:p>
      <text:p text:style-name="P18"/>
      <text:p text:style-name="P18">LECTURA_DATOS ::= TAB id igual TIPO_INPUT parentesis_a TEXTO parentesis_b ENTER</text:p>
      <text:p text:style-name="P18">|<text:tab/>TAB id igual TIPO_INPUT parentesis_a parentesis_b ENTER</text:p>
      <text:p text:style-name="P18">|<text:tab/>TAB TIPO_INPUT parentesis_a TEXTO parentesis_b ENTER</text:p>
      <text:p text:style-name="P18">|<text:tab/>TAB TIPO_INPUT parentesis_a parentesis_b ENTER</text:p>
      <text:p text:style-name="P18"/>
      <text:p text:style-name="P18"><text:soft-page-break/>TIPO_INPUT ::= intInput</text:p>
      <text:p text:style-name="P18">|<text:tab/>charInput</text:p>
      <text:p text:style-name="P18">|<text:tab/>floataInput</text:p>
      <text:p text:style-name="P18"/>
      <text:p text:style-name="P18">MENSAJES ::= TAB mensaje parentesis_a TEXTO parentesis_b ENTER</text:p>
      <text:p text:style-name="P18"/>
      <text:p text:style-name="P18">CONC ::= coma</text:p>
      <text:p text:style-name="P18">|<text:tab/>mas</text:p>
      <text:p text:style-name="P18">|<text:tab/>error</text:p>
      <text:p text:style-name="P18"/>
      <text:p text:style-name="P18">TEXTO ::= VAR_MENSAJE RESTO_MENSAJE comilla TEXTO2 comilla RETO_MENSAJE</text:p>
      <text:p text:style-name="P18"/>
      <text:p text:style-name="P18">RESTO_MENSAJE ::= CONC TEXTO</text:p>
      <text:p text:style-name="P18">|</text:p>
      <text:p text:style-name="P18"/>
      <text:p text:style-name="P18">ID ::= coma id ID</text:p>
      <text:p text:style-name="P18">|</text:p>
      <text:p text:style-name="P18"/>
      <text:p text:style-name="P18">VAR_MENSAJE ::= id</text:p>
      <text:p text:style-name="P18">|<text:tab/>numero</text:p>
      <text:p text:style-name="P18">|<text:tab/>numero punto numero</text:p>
      <text:p text:style-name="P18">|<text:tab/>menos id</text:p>
      <text:p text:style-name="P18">|<text:tab/>menos numero</text:p>
      <text:p text:style-name="P18">|<text:tab/>menos numero punto numero</text:p>
      <text:p text:style-name="P18"/>
      <text:p text:style-name="P18">ENTER ::= ENTER enter</text:p>
      <text:p text:style-name="P18">|<text:tab/>enter</text:p>
      <text:p text:style-name="P18"/>
      <text:p text:style-name="P18">ENTER2 ::= ENTER enter</text:p>
      <text:p text:style-name="P18">|<text:tab/>enter</text:p>
      <text:p text:style-name="P18"/>
      <text:p text:style-name="P18">TAB ::= TAB tab</text:p>
      <text:p text:style-name="P18">|<text:tab/>tab</text:p>
      <text:p text:style-name="P18"/>
      <text:p text:style-name="P18">COMENTARIO_A ::= comentario_a TEXTO3 ENTER</text:p>
      <text:p text:style-name="P18"/>
      <text:p text:style-name="P18">COMENTARIO_B ::= comentario_b TEXTO2 comentario_c</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2:11:14.158342650</meta:creation-date>
    <dc:date>2020-11-10T02:42:35.148826210</dc:date>
    <meta:editing-duration>PT12M50S</meta:editing-duration>
    <meta:editing-cycles>2</meta:editing-cycles>
    <meta:generator>LibreOffice/6.0.7.3$Linux_X86_64 LibreOffice_project/00m0$Build-3</meta:generator>
    <meta:document-statistic meta:table-count="0" meta:image-count="0" meta:object-count="0" meta:page-count="13" meta:paragraph-count="403" meta:word-count="2044" meta:character-count="13370" meta:non-whitespace-character-count="11613"/>
  </office:meta>
</office:document-meta>
</file>